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style:font-style-asian="italic" style:font-style-complex="italic"/>
    </style:style>
    <style:style style:name="T51" style:family="text">
      <style:text-properties style:text-position="super 58%" fo:font-weight="normal" style:font-weight-asian="normal" style:font-weight-complex="normal"/>
    </style:style>
    <style:style style:name="T52" style:family="text">
      <style:text-properties officeooo:rsid="00ddb14a"/>
    </style:style>
    <style:style style:name="T53" style:family="text">
      <style:text-properties officeooo:rsid="00e6c0cb"/>
    </style:style>
    <style:style style:name="T54" style:family="text">
      <style:text-properties officeooo:rsid="00e9002e"/>
    </style:style>
    <style:style style:name="T55" style:family="text">
      <style:text-properties officeooo:rsid="00f40956"/>
    </style:style>
    <style:style style:name="T56" style:family="text">
      <style:text-properties officeooo:rsid="00fbd10d"/>
    </style:style>
    <style:style style:name="T57" style:family="text">
      <style:text-properties officeooo:rsid="01047184"/>
    </style:style>
    <style:style style:name="T58" style:family="text">
      <style:text-properties officeooo:rsid="01072dc4"/>
    </style:style>
    <style:style style:name="T59" style:family="text">
      <style:text-properties fo:font-weight="bold" style:font-weight-asian="bold" style:font-weight-complex="bold"/>
    </style:style>
    <style:style style:name="T60" style:family="text">
      <style:text-properties officeooo:rsid="010d5a79"/>
    </style:style>
    <style:style style:name="T61" style:family="text">
      <style:text-properties officeooo:rsid="011cd278"/>
    </style:style>
    <style:style style:name="T62" style:family="text">
      <style:text-properties officeooo:rsid="0121833b"/>
    </style:style>
    <style:style style:name="T63" style:family="text">
      <style:text-properties officeooo:rsid="0124f7e4"/>
    </style:style>
    <style:style style:name="T64"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49">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51">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52">I took a rapid test w/ negative result. Cait said I should go to the party alone, but it didn’t sit well when I said okay… with either of us. We decided we would eat lasagna and drink champagne. She was feeling down.</text:span></text:p>
      <text:p text:style-name="P12"><text:s text:c="3"/><text:span text:style-name="T52">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53">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53">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54">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55">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50">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56">this morning, but, at 7:40, I did. I fed them, made coffee, played Wordle (PROXY in six,) and worked until about 2:30 with some PCB and plate work mixed in. Cait didn’t have to go to work after all, so she </text:span><text:soft-page-break/><text:span text:style-name="T56">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49">Apples to Apples</text:span><text:span text:style-name="T2">, smoked some weed and then upgraded to </text:span><text:span text:style-name="T49">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57">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58">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58">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58">But, I saw Kevin driving toward me. He had forgotten he was supposed to play Whistle Hop. I felt a little uneasy down there knowing Sunny and Cait were hanging out and knowing no drums would be </text:span><text:soft-page-break/><text:span text:style-name="T58">tracked, so I said, “I’m gonna take the night off, guys. You got this.”</text:span></text:p>
      <text:p text:style-name="P28"><text:s text:c="3"/><text:span text:style-name="T58">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59">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60">did to feed the dogs, I noticed Cait was online, so I told her I love her. We talked through some things and I fell back asleep.</text:span></text:p>
      <text:p text:style-name="P30"><text:s text:c="3"/><text:span text:style-name="T60">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50">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61">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62">for a delicious lunch. We went and bought some flip-flops after that and had a little sit on the beach, saw some really cool rainbows.</text:span></text:p>
      <text:p text:style-name="P36"><text:s text:c="3"/><text:span text:style-name="T62">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63">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7">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8">III.XIX</text:p>
      <text:p text:style-name="P278"><text:span text:style-name="T2"/></text:p>
      <text:p text:style-name="P278"><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8"><text:soft-page-break/><text:span text:style-name="T2"><text:s text:c="3"/>Watched Stinkerton Raid, went to One World West for a couple Screamin’ Js songs, followed Cait home, gave her a kiss, went home and slept.</text:span></text:p>
      <text:p text:style-name="P278"><text:span text:style-name="T2"/></text:p>
      <text:p text:style-name="P279">III.XX</text:p>
      <text:p text:style-name="P279"><text:span text:style-name="T2"/></text:p>
      <text:p text:style-name="P278"><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8"><text:span text:style-name="T2"><text:s text:c="3"/>We went back to McStew’s for a moment and then to Cait’s house.</text:span></text:p>
      <text:p text:style-name="P278"><text:span text:style-name="T2"/></text:p>
      <text:p text:style-name="P279">III.XXI</text:p>
      <text:p text:style-name="P279"><text:span text:style-name="T2"/></text:p>
      <text:p text:style-name="P278"><text:span text:style-name="T2">Woke and made my way home. Had coffee w/ Sunny and her mom and then told Sunny I was planning on moving out in June. She melted down and told me to get out, so I walked up to UJ and met my dad for lunch.</text:span></text:p>
      <text:p text:style-name="P278"><text:span text:style-name="T2"><text:s text:c="3"/>I cuddled Cait for a few after that, and she went into work. Sunny seemed like she was at the Pump, so I snuck over to my house for clothes, computer and keyboards.</text:span></text:p>
      <text:p text:style-name="P278"><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8"><text:span text:style-name="T2"/></text:p>
      <text:p text:style-name="P278"><text:span text:style-name="T2"/></text:p>
      <text:p text:style-name="P278"><text:span text:style-name="T2"/></text:p>
      <text:p text:style-name="P278"><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0">III.XXIII</text:p>
      <text:p text:style-name="P280"><text:span text:style-name="T2"/></text:p>
      <text:p text:style-name="P280"><text:span text:style-name="T2">Woke, phone was dead. Cait had to do stuff at work, so we went to her house… after Izzy’s. I listened to Tina’s new songs, scrolled on my phone and then wrote in my journal.</text:span></text:p>
      <text:p text:style-name="P280"><text:span text:style-name="T2"/></text:p>
      <text:p text:style-name="P281"><text:span text:style-name="T2">. . .</text:span></text:p>
      <text:p text:style-name="P280"><text:span text:style-name="T2"/></text:p>
      <text:p text:style-name="P280"><text:span text:style-name="T2">Cait came home and we watched High Fidelity. Cait got anxious and we made love. I think we checked on the cats after that, went back to Cait’s house and watched The Great Gatsby.</text:span></text:p>
      <text:p text:style-name="P280"><text:span text:style-name="T2"><text:s text:c="3"/>I somehow skipped over eating a turkey pita and heating Cait’s curry, but that was in there, too. Also, it was a rainy day. Cait blew up at Nelia for being noisy at 5AM.</text:span></text:p>
      <text:p text:style-name="P280"><text:soft-page-break/><text:span text:style-name="T2"/></text:p>
      <text:p text:style-name="P282">III.XXIV</text:p>
      <text:p text:style-name="P280"><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0"><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0"><text:span text:style-name="T2"><text:s text:c="3"/>As I expected, Sunny got up at 11:15, banged around in the kitchen, invited Will over and bitched.</text:span></text:p>
      <text:p text:style-name="P280"><text:span text:style-name="T2"/></text:p>
      <text:p text:style-name="P282">III.XXV</text:p>
      <text:p text:style-name="P282"><text:span text:style-name="T2"/></text:p>
      <text:p text:style-name="P280"><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0"><text:span text:style-name="T41"/></text:p>
      <text:p text:style-name="P281"><text:span text:style-name="T41">. . .</text:span></text:p>
      <text:p text:style-name="P280"><text:span text:style-name="T41"/></text:p>
      <text:p text:style-name="P283"><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3"><text:span text:style-name="T2"/></text:p>
      <text:p text:style-name="P283">III.XXVI</text:p>
      <text:p text:style-name="P283"><text:span text:style-name="T2"/></text:p>
      <text:p text:style-name="P283"><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3"><text:span text:style-name="T2"/></text:p>
      <text:p text:style-name="P283">III.XXVII</text:p>
      <text:p text:style-name="P283"><text:span text:style-name="T2"/></text:p>
      <text:p text:style-name="P283"><text:span text:style-name="T2">woke, went to Middlemont, recorded the aforementioned songs in record time. I walked home, laid on the couch, went to let the cats out, met Cat at UJ for some food. Kim, Rick and Bart were there as well.</text:span></text:p>
      <text:p text:style-name="P283"><text:span text:style-name="T2"><text:s text:c="3"/>We drank at the Pump until the sun went down and then ate potato soup at Wende’s house and watched Gilded Age. We fell asleep reasonably early.</text:span></text:p>
      <text:p text:style-name="P283"><text:span text:style-name="T2"/></text:p>
      <text:p text:style-name="P283">III.XXVIII</text:p>
      <text:p text:style-name="P283"><text:span text:style-name="T2"/></text:p>
      <text:p text:style-name="P283"><text:span text:style-name="T2">woke, made coffee and cleaned Wende’s house. Cait had to go into work, but I stayed on the couch a while drinking coffee. I eventually walked home and wrote in my journal.</text:span></text:p>
      <text:p text:style-name="P283"><text:span text:style-name="T2"/></text:p>
      <text:p text:style-name="P284"><text:span text:style-name="T2">. . .</text:span></text:p>
      <text:p text:style-name="P283"><text:span text:style-name="T2"/></text:p>
      <text:p text:style-name="P283"><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3"><text:span text:style-name="T2"><text:s text:c="3"/>Then, I walked downtown and found a bar/coffee shop, the Asheville Club. I ordered a cordtado and walked to Jack of the Wood. My parents and uncle Jack were trying to cross the street outside.</text:span></text:p>
      <text:p text:style-name="P283"><text:span text:style-name="T2"><text:s text:c="3"/>Melissa was hosting triva. We ended up in 5</text:span><text:span text:style-name="T51">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3"><text:span text:style-name="T2"/></text:p>
      <text:p text:style-name="P285">III.XXIX</text:p>
      <text:p text:style-name="P285"><text:span text:style-name="T2"/></text:p>
      <text:p text:style-name="P283"><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3"><text:span text:style-name="T2"><text:s text:c="3"/>I took several intense naps and wrote in my journal. . .I put on Gilded Age and did nothing but sleep all night.</text:span></text:p>
      <text:p text:style-name="P283"><text:span text:style-name="T2"/></text:p>
      <text:p text:style-name="P285">III.XXX</text:p>
      <text:p text:style-name="P285"><text:span text:style-name="T2"/></text:p>
      <text:p text:style-name="P283"><text:span text:style-name="T2">I woke at 8, fed the dogs, made coffee, played on my phone and wrote in my journal. . .I found a SafeSport assignment, worked til 1:00 and realized my Buddy-H controllers would work as long as soldered in.</text:span></text:p>
      <text:p text:style-name="P283"><text:soft-page-break/><text:span text:style-name="T2"><text:s text:c="3"/>I took a bath, washed my hair, packed an order, walked to the post office and met Cait at the Brew Pump, wrote in my journal.</text:span></text:p>
      <text:p text:style-name="P283"><text:span text:style-name="T2"/></text:p>
      <text:p text:style-name="P284"><text:span text:style-name="T2">. . .</text:span></text:p>
      <text:p text:style-name="P283"><text:span text:style-name="T2"/></text:p>
      <text:p text:style-name="P283"><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3"><text:span text:style-name="T2"><text:s text:c="3"/>Antonia’s front door was wide open. It was a very windy night. I snacked on El Kimchi while Cait made egg sandwiches. We went to bed, but I wasn’t sleepy yet, so I went down and hung on the couch for a while.</text:span></text:p>
      <text:p text:style-name="P283"><text:span text:style-name="T2"/></text:p>
      <text:p text:style-name="P283">III.XXXI</text:p>
      <text:p text:style-name="P283"/>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6"/>
      <text:p text:style-name="P286"/>
      <text:p text:style-name="P286"/>
      <text:p text:style-name="P287"><text:soft-page-break/>IV.I</text:p>
      <text:p text:style-name="P286"><text:span text:style-name="T2"/></text:p>
      <text:p text:style-name="P286"><text:span text:style-name="T2">I died——April Fool’s. I actually woke </text:span><text:span text:style-name="T42">up, made coffee, drank it on the stoop w/ Cait, walked to All Day Darling, ordered a ham, egg, cheese bagel + cold brew and ordered an Uber to the west side.</text:span></text:p>
      <text:p text:style-name="P286"><text:span text:style-name="T42"/></text:p>
      <text:p text:style-name="P288"><text:span text:style-name="T42">. . .</text:span></text:p>
      <text:p text:style-name="P286"><text:span text:style-name="T42"/></text:p>
      <text:p text:style-name="P289"><text:span text:style-name="T2">I forgot to mention that Cait foolwed me, saying she had been driving without a license.</text:span></text:p>
      <text:p text:style-name="P289"><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89"><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89"><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89"><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89"><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89"><text:span text:style-name="T2"><text:s text:c="3"/>We went to Frazier’s, where I drank a Young’s stout, and then went to hang at Antonia’s house w/ Ryan and Amanda. We stayed up trading music videos until 5:30 in the morning. Then, Cait and I made love.</text:span></text:p>
      <text:p text:style-name="P289"><text:span text:style-name="T2"/></text:p>
      <text:p text:style-name="P289">IV.II</text:p>
      <text:p text:style-name="P289"><text:span text:style-name="T2"/></text:p>
      <text:p text:style-name="P290"><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0"><text:span text:style-name="T2"/></text:p>
      <text:p text:style-name="P291"><text:span text:style-name="T2">. . .</text:span></text:p>
      <text:p text:style-name="P290"><text:span text:style-name="T2"/></text:p>
      <text:p text:style-name="P290"><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2"/>
      <text:p text:style-name="P292"/>
      <text:p text:style-name="P292"/>
      <text:p text:style-name="P293"><text:soft-page-break/>IV.III</text:p>
      <text:p text:style-name="P292"><text:span text:style-name="T2"/></text:p>
      <text:p text:style-name="P292"><text:span text:style-name="T2">Woke at 9 and kissed Cait off to work. I tidied up and caught an Uber to the west side, where I made coffee, scrolled on my phone and wrote in my journal.</text:span></text:p>
      <text:p text:style-name="P292"><text:span text:style-name="T2"/></text:p>
      <text:p text:style-name="P294"><text:span text:style-name="T2">. . .</text:span></text:p>
      <text:p text:style-name="P294"><text:span text:style-name="T2"/></text:p>
      <text:p text:style-name="P292"><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2"><text:span text:style-name="T2"><text:s text:c="3"/>I walked down to Cait’s around 830 and watched some of David Chang’s new show. She was anxious from a weed gummy. We eventually put on some Drunk History and fell asleep.</text:span></text:p>
      <text:p text:style-name="P292"><text:span text:style-name="T2"/></text:p>
      <text:p text:style-name="P293">IV.IV</text:p>
      <text:p text:style-name="P293"><text:span text:style-name="T2"/></text:p>
      <text:p text:style-name="P292"><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2"><text:span text:style-name="T43"><text:s text:c="3"/>I finished working, packed up a dummy V104 for Van Dusen, took it up to the post office, walked to the Brew Pump, had two beers + steak hibachi w/ eggs, then headed east.</text:span></text:p>
      <text:p text:style-name="P292"><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2"><text:span text:style-name="T43"/></text:p>
      <text:p text:style-name="P294"><text:span text:style-name="T43">. . .</text:span></text:p>
      <text:p text:style-name="P292"><text:span text:style-name="T43"/></text:p>
      <text:p text:style-name="P295"><text:span text:style-name="T2">I had a couple beers, folded silverware and smoked some joints n’ bowls out back. Wende was celebrating her 47</text:span><text:span text:style-name="T51">th</text:span><text:span text:style-name="T2"> at 27 Club, so we went there and did some Karaoke. I had a green tea shot and a delicious Whistle Hop gose.</text:span></text:p>
      <text:p text:style-name="P295"><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5"><text:span text:style-name="T2"/></text:p>
      <text:p text:style-name="P295">IV.V</text:p>
      <text:p text:style-name="P295"><text:span text:style-name="T2"/></text:p>
      <text:p text:style-name="P295"><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5"><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5"><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5"><text:span text:style-name="T44"/></text:p>
      <text:p text:style-name="P296">IV.VI</text:p>
      <text:p text:style-name="P297"><text:span text:style-name="T2"/></text:p>
      <text:p text:style-name="P297"><text:span text:style-name="T2">Woke, made coffee, drank it on the stoop, </text:span><text:span text:style-name="T45">did the dishes, swept, kissed Cait goodbye, walked to Trade &amp; Lore, ordered an iced latte and wrote in my journal.</text:span></text:p>
      <text:p text:style-name="P297"><text:span text:style-name="T45"/></text:p>
      <text:p text:style-name="P298"><text:span text:style-name="T45">. . .</text:span></text:p>
      <text:p text:style-name="P297"><text:span text:style-name="T45"/></text:p>
      <text:p text:style-name="P299"><text:span text:style-name="T2">I walked to the Pub, sat next to Sarah Gibbs, texted with Hank and drank a nitro stout. I walked home and found a file w/ a manager at an Amazon fulfillment center.</text:span></text:p>
      <text:p text:style-name="P299"><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299"><text:span text:style-name="T2"/></text:p>
      <text:p text:style-name="P300">IV.VII</text:p>
      <text:p text:style-name="P300"><text:span text:style-name="T2"/></text:p>
      <text:p text:style-name="P301"><text:span text:style-name="T2">Woke, drove to feed the kitties and then got Cait a burrito from Jalisco. I walked home, drank coffee and eventually did a short assignment w/ a Tuscon lady about racial education.</text:span></text:p>
      <text:p text:style-name="P301"><text:span text:style-name="T2"><text:s text:c="3"/>I made some ramen, drank some OJ, briefly played with Pop OS and scrolled on my phone.</text:span></text:p>
      <text:p text:style-name="P301"><text:span text:style-name="T2"/></text:p>
      <text:p text:style-name="P301"><text:span text:style-name="T2"/></text:p>
      <text:p text:style-name="P301"><text:span text:style-name="T2"/></text:p>
      <text:p text:style-name="P301"><text:soft-page-break/>IV.VIII</text:p>
      <text:p text:style-name="P301"><text:span text:style-name="T2"/></text:p>
      <text:p text:style-name="P301"><text:span text:style-name="T2">I woke at 10, made coffee and wrote in my journal.</text:span></text:p>
      <text:p text:style-name="P301"><text:span text:style-name="T2"/></text:p>
      <text:p text:style-name="P302"><text:span text:style-name="T2">. . .</text:span></text:p>
      <text:p text:style-name="P301"><text:span text:style-name="T2"/></text:p>
      <text:p text:style-name="P301"><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1"><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1"><text:span text:style-name="T2"/></text:p>
      <text:p text:style-name="P303">IV.IX</text:p>
      <text:p text:style-name="P303"><text:span text:style-name="T2"/></text:p>
      <text:p text:style-name="P303"><text:span text:style-name="T2">Woke, walked home @ nine, made coffee, </text:span><text:span text:style-name="T46">did phone stuff, finished my transcription, started installing Mint and wrote in my journal.</text:span></text:p>
      <text:p text:style-name="P303"><text:span text:style-name="T46"/></text:p>
      <text:p text:style-name="P304"><text:span text:style-name="T46">. . .</text:span></text:p>
      <text:p text:style-name="P303"><text:span text:style-name="T46"/></text:p>
      <text:p text:style-name="P305"><text:span text:style-name="T2">Around six, I met Cait at the Pump. We had two beers, went to the Odditorium for food and then hung out at Alan’s house for a while. We went home at some point and made love.</text:span></text:p>
      <text:p text:style-name="P305"><text:span text:style-name="T2"/></text:p>
      <text:p text:style-name="P305"/>
      <text:p text:style-name="P305"/>
      <text:p text:style-name="P306"><text:soft-page-break/>IV.X</text:p>
      <text:p text:style-name="P305"><text:span text:style-name="T2"/></text:p>
      <text:p text:style-name="P305"><text:span text:style-name="T2">Woke and Cait hurried off to work. I did Wordle, walked home, made coffee and wrote in my journal.</text:span></text:p>
      <text:p text:style-name="P305"><text:span text:style-name="T2"/></text:p>
      <text:p text:style-name="P307"><text:span text:style-name="T2">. . .</text:span></text:p>
      <text:p text:style-name="P305"><text:span text:style-name="T2"/></text:p>
      <text:p text:style-name="P305"><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5"><text:span text:style-name="T2"><text:s text:c="3"/>Cait, Wende and Brandon showed up. We dropped them off at Homegrown, checked on the kitties, had one at the Pump, ate some noodles, watched an episode of Freaks and Geeks and fell asleep.</text:span></text:p>
      <text:p text:style-name="P305"><text:span text:style-name="T2"/></text:p>
      <text:p text:style-name="P306">IV.XI</text:p>
      <text:p text:style-name="P306"><text:span text:style-name="T2"/></text:p>
      <text:p text:style-name="P305"><text:span text:style-name="T2">Woke at 930, did Wordle, kissed Cait and walked home, made coffee and wrote in my journal.</text:span></text:p>
      <text:p text:style-name="P305"><text:span text:style-name="T2"/></text:p>
      <text:p text:style-name="P307"><text:span text:style-name="T2">. . .</text:span></text:p>
      <text:p text:style-name="P305"><text:span text:style-name="T2"/></text:p>
      <text:p text:style-name="P305"><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5"><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5"><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5"><text:span text:style-name="T2"/></text:p>
      <text:p text:style-name="P308">IV.XII</text:p>
      <text:p text:style-name="P308"><text:span text:style-name="T2"/></text:p>
      <text:p text:style-name="P308"><text:span text:style-name="T2">Woke and cuddled Cait, played Wordle, went to Izzy’s, went home, finished my transcription, sat on the couch and wrote in my journal while catching up w/ Rob Parks.</text:span></text:p>
      <text:p text:style-name="P308"><text:span text:style-name="T2"/></text:p>
      <text:p text:style-name="P309"><text:span text:style-name="T2">. . .</text:span></text:p>
      <text:p text:style-name="P308"><text:span text:style-name="T2"/></text:p>
      <text:p text:style-name="P308"><text:span text:style-name="T2">I think Rob took Sunny into work. I walked up to the Pub, ordered a burger + a nitro stout and chatted w/ Ocean. I went across the street for one and then walked down to Kev’s house for Cowboy Judy rehearsal.</text:span></text:p>
      <text:p text:style-name="P308"><text:span text:style-name="T2"><text:s text:c="3"/>I walked home and found some work. Rob brought Sunny home and passed out in her bed.</text:span></text:p>
      <text:p text:style-name="P308"><text:span text:style-name="T2"/></text:p>
      <text:p text:style-name="P308">IV.XIII</text:p>
      <text:p text:style-name="P308"><text:span text:style-name="T2"/></text:p>
      <text:p text:style-name="P308"><text:span text:style-name="T2">I worked and then walked to Ultra Coffee Bar. I ate a bagel + a Coke, rested and then walked to Antonia’s house. I drove Cait to two banks and then into work. I helped her with some things at Homegrown, and then went to Jalisco.</text:span></text:p>
      <text:p text:style-name="P308"><text:span text:style-name="T2"><text:s text:c="3"/>I ate half a torta w/ a margarita, and then we went to her house and made love. I decided to go home and find some work, but it took a long time, and so I fell asleep without doing any of it.</text:span></text:p>
      <text:p text:style-name="P308"><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08"><text:span text:style-name="T2"/></text:p>
      <text:p text:style-name="P310">IV.XIV</text:p>
      <text:p text:style-name="P308"><text:span text:style-name="T2"/></text:p>
      <text:p text:style-name="P308"><text:span text:style-name="T2">I stayed silent in my room until 11:30 and then gave Rob a ride to Waynesville to get him out of the house. I walked to Cait’s house after that, ate the second half of my torta, did Cait’s laundry and laid in the sun.</text:span></text:p>
      <text:p text:style-name="P308"><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08"><text:span text:style-name="T2"><text:s text:c="3"/>I drank one beer at Cait’s and we fell asleep watching Freaks and Geeks.</text:span></text:p>
      <text:p text:style-name="P308"><text:span text:style-name="T2"/></text:p>
      <text:p text:style-name="P311">IV.XV</text:p>
      <text:p text:style-name="P312"><text:span text:style-name="T2"/></text:p>
      <text:p text:style-name="P312"><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2"><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2"><text:soft-page-break/><text:span text:style-name="T47"><text:s text:c="3"/>Cait was given lots of shots and we had to go at 11:50. We walked home and fell asleep.</text:span></text:p>
      <text:p text:style-name="P312"><text:span text:style-name="T47"/></text:p>
      <text:p text:style-name="P313">IV.XVI</text:p>
      <text:p text:style-name="P313"><text:span text:style-name="T2"/></text:p>
      <text:p text:style-name="P313"><text:span text:style-name="T2">Woke, walked home, made coffee, took Sunny into work, loaded drums, went to the Hot Spot for gas + beer, then Charlie’s house. We (Ryan, Meliss, Gary, Fox, Darwin, Dulci, neighbors &amp; a co-worker) hid and found cans. I found the most, 12.</text:span></text:p>
      <text:p text:style-name="P313"><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3"><text:span text:style-name="T2"/></text:p>
      <text:p text:style-name="P313">IV.XVII</text:p>
      <text:p text:style-name="P313"><text:span text:style-name="T2"/></text:p>
      <text:p text:style-name="P313"><text:span text:style-name="T2">Woke, went to Izzy’s for coffee——too busy. Went to Odd’s, back to Cait’s, walked home, tidied my room and wrote in my journal. . .I don’t remember what I did that night.</text:span></text:p>
      <text:p text:style-name="P313"><text:span text:style-name="T2"/></text:p>
      <text:p text:style-name="P313"><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3"><text:span text:style-name="T2"><text:s text:c="3"/></text:span>IV.XXI<text:span text:style-name="T2">, Cait and I went for a hike in Brevard then Cosmic Pizza, then watched Richie Rich in Montford.</text:span></text:p>
      <text:p text:style-name="P313"><text:span text:style-name="T2"/></text:p>
      <text:p text:style-name="P313"/>
      <text:p text:style-name="P313"/>
      <text:p text:style-name="P313"/>
      <text:p text:style-name="P314"><text:soft-page-break/>IV.XXII</text:p>
      <text:p text:style-name="P313"><text:span text:style-name="T2"/></text:p>
      <text:p text:style-name="P313"><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3"><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3"><text:span text:style-name="T2"/></text:p>
      <text:p text:style-name="P313">IV.XXIII</text:p>
      <text:p text:style-name="P313"><text:span text:style-name="T2"/></text:p>
      <text:p text:style-name="P313"><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3"><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3"><text:span text:style-name="T2"><text:s text:c="3"/>Apparently I was invited though, so I went and had two Guinness at Double Crown.</text:span></text:p>
      <text:p text:style-name="P313"><text:span text:style-name="T2"/></text:p>
      <text:p text:style-name="P313">IV.XXIV</text:p>
      <text:p text:style-name="P313"><text:span text:style-name="T2"/></text:p>
      <text:p text:style-name="P313"><text:span text:style-name="T2">Woke, walked home, caught a ride to Highlands, set up, got a beer, sound checked, played, went to Jalisco w/ everyone. I came home to a full house and got naked in the dark until I fell asleep.</text:span></text:p>
      <text:p text:style-name="P313"><text:span text:style-name="T2"/></text:p>
      <text:p text:style-name="P314"><text:soft-page-break/>IV.XXV</text:p>
      <text:p text:style-name="P313"><text:span text:style-name="T2"/></text:p>
      <text:p text:style-name="P313"><text:span text:style-name="T2">Woke feeling lazy, drank coffee, did a little bit of work and then wrote in my journal.</text:span></text:p>
      <text:p text:style-name="P313"><text:span text:style-name="T2"/></text:p>
      <text:p text:style-name="P315"><text:span text:style-name="T2">——— </text:span></text:p>
      <text:p text:style-name="P315"><text:span text:style-name="T2"/></text:p>
      <text:p text:style-name="P313"><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3"><text:span text:style-name="T2"/></text:p>
      <text:p text:style-name="P313"><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3"><text:span text:style-name="T2"/></text:p>
      <text:p text:style-name="P313"><text:span text:style-name="T2">It’s time to do some reverse journaling.</text:span></text:p>
      <text:p text:style-name="P313"><text:span text:style-name="T2"><text:s text:c="4"/></text:span>V.VIII<text:span text:style-name="T2"> — I am sitting on the porch at Lanvale, writing in my journal with a delicious iced latte from Izzy’s. I slept a lot this morning after Cait went to work.</text:span></text:p>
      <text:p text:style-name="P313"><text:span text:style-name="T2"/></text:p>
      <text:p text:style-name="P313"/>
      <text:p text:style-name="P313"/>
      <text:p text:style-name="P314"><text:soft-page-break/>V.VIIR</text:p>
      <text:p text:style-name="P313"><text:span text:style-name="T2"/></text:p>
      <text:p text:style-name="P313"><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3"><text:span text:style-name="T2"/></text:p>
      <text:p text:style-name="P314">V.VIR</text:p>
      <text:p text:style-name="P313"><text:span text:style-name="T2"/></text:p>
      <text:p text:style-name="P313"><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3"><text:span text:style-name="T2"/></text:p>
      <text:p text:style-name="P314">V.V</text:p>
      <text:p text:style-name="P313"><text:span text:style-name="T2"/></text:p>
      <text:p text:style-name="P313"><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3"><text:span text:style-name="T2"><text:s text:c="3"/>She started throwing my drums out in the yard, so I moved them over to Courtney’s house, knocked on their door and borrowed their van to move my things to Lanvale.</text:span></text:p>
      <text:p text:style-name="P313"><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3"><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3"><text:span text:style-name="T2"/></text:p>
      <text:p text:style-name="P316">V.IV</text:p>
      <text:p text:style-name="P316"><text:span text:style-name="T2"/></text:p>
      <text:p text:style-name="P316"><text:span text:style-name="T2">I woke at Cait’s, drank coffee and </text:span><text:span text:style-name="T48">walked up to Carrier to fulfill some orders. Sunny drove up behind me and said, “Get in.”</text:span></text:p>
      <text:p text:style-name="P316"><text:span text:style-name="T48"><text:s text:c="3"/>“You’re gonna show me where Wende lives,” she said. “The hell I am,” I said. “My dad has COVID. Let me out.” She would not. She drove me around with me screaming until people could hear me in the Ace Hardware parking lot.</text:span></text:p>
      <text:p text:style-name="P316"><text:span text:style-name="T48"><text:s text:c="3"/>I got out and walked near the house, but the truck was there, so I went to Izzy’s and then back to Cait’s. She called me multiple times, wanting to know why she wasn’t allowed to make her own decisions.</text:span></text:p>
      <text:p text:style-name="P316"><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16"><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16"><text:span text:style-name="T48"><text:s text:c="3"/>I forgot to mention watching part of Sideways in the middle of the day.</text:span></text:p>
      <text:p text:style-name="P316"><text:span text:style-name="T48"/></text:p>
      <text:p text:style-name="P317">M<text:span text:style-name="T2">ay 1</text:span><text:span text:style-name="T51">st</text:span><text:span text:style-name="T2"> through 3</text:span><text:span text:style-name="T51">rd</text:span><text:span text:style-name="T2"> must have been relatively uneventful. Actually, I remember </text:span>V.III<text:span text:style-name="T2"> now:</text:span></text:p>
      <text:p text:style-name="P317"><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17"><text:span text:style-name="T2"><text:s text:c="3"/>We went to Cam’s house, New Belgium, Double Crown, saw Robert Greer, then Brew Pump. I got a call from Sunny asking if Will had gone to bed.</text:span></text:p>
      <text:p text:style-name="P317"><text:span text:style-name="T2"><text:s text:c="3"/>I think Grant and Cam came over after that.</text:span></text:p>
      <text:p text:style-name="P317"><text:span text:style-name="T2"/></text:p>
      <text:p text:style-name="P317"><text:span text:style-name="T2">May 1</text:span><text:span text:style-name="T51">st</text:span><text:span text:style-name="T2">, I walked home from Montford and chilled. It was a beautiful day. One of those nights, I met Cait at Country Club, but some mushroom chocolates from Wende sent us home early.</text:span></text:p>
      <text:p text:style-name="P317"><text:span text:style-name="T2"><text:s text:c="3"/>That was </text:span>V.II<text:span text:style-name="T2">, which brings us back to the present, dear reader. I’m still drinking coffee and writing in my journal. Yesterday, I solved my 100</text:span><text:span text:style-name="T51">th</text:span><text:span text:style-name="T2"> Wordle in a row.</text:span></text:p>
      <text:p text:style-name="P317"><text:span text:style-name="T2"/></text:p>
      <text:p text:style-name="P318"><text:span text:style-name="T2">. . .</text:span></text:p>
      <text:p text:style-name="P317"><text:span text:style-name="T2"/></text:p>
      <text:p text:style-name="P319"><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19"><text:span text:style-name="T2"><text:s text:c="3"/>We had a couple w/ Wende when she showed up and then went home to munch on grilled cheeses, more turkey sandows, and tomato soup. I must have fallen fast asleep.</text:span></text:p>
      <text:p text:style-name="P319"><text:span text:style-name="T2"/></text:p>
      <text:p text:style-name="P319">V.IX</text:p>
      <text:p text:style-name="P319"><text:span text:style-name="T2"/></text:p>
      <text:p text:style-name="P319"><text:span text:style-name="T2">Woke to Cait in a rush. She had to go into</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4"/>
      <text:p text:style-name="P12"/>
      <text:p text:style-name="P12"/>
      <text:p text:style-name="P12"/>
      <text:p text:style-name="P12"><text:soft-page-break/></text:p>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2:14:07.279049126</dc:date>
    <meta:editing-duration>P8DT59M2S</meta:editing-duration>
    <meta:editing-cycles>248</meta:editing-cycles>
    <meta:generator>LibreOffice/7.3.7.2$Linux_X86_64 LibreOffice_project/30$Build-2</meta:generator>
    <meta:print-date>2024-07-07T17:40:57.703901491</meta:print-date>
    <meta:document-statistic meta:table-count="0" meta:image-count="0" meta:object-count="0" meta:page-count="77" meta:paragraph-count="575" meta:word-count="16904" meta:character-count="87041" meta:non-whitespace-character-count="70186"/>
  </office:meta>
</office:document-meta>
</file>